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cce" officeooo:paragraph-rsid="001abcce"/>
    </style:style>
    <style:style style:name="P2" style:family="paragraph" style:parent-style-name="Standard">
      <style:text-properties officeooo:rsid="001abcce" officeooo:paragraph-rsid="001be3bb"/>
    </style:style>
    <style:style style:name="P3" style:family="paragraph" style:parent-style-name="Standard">
      <style:text-properties officeooo:rsid="001be3bb" officeooo:paragraph-rsid="001be3bb"/>
    </style:style>
    <style:style style:name="P4" style:family="paragraph" style:parent-style-name="Standard">
      <style:text-properties officeooo:rsid="001dd6cf" officeooo:paragraph-rsid="001dd6cf"/>
    </style:style>
    <style:style style:name="T1" style:family="text">
      <style:text-properties officeooo:rsid="001be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mortem</text:p>
      <text:p text:style-name="P1"/>
      <text:p text:style-name="P1">Problems Had</text:p>
      <text:p text:style-name="P1"/>
      <text:p text:style-name="P4">Boot to rainbow color test. Just connecting to wrong hdmi port.</text:p>
      <text:p text:style-name="P1"/>
      <text:p text:style-name="P1"><text:span text:style-name="T1">K</text:span>eeb connectivity over USB failed initially (using both Mac/Win and USB/BT) selection on keeb</text:p>
      <text:p text:style-name="P1">- Noticed charging light flash blinking red. Indicating less than 15% battery available. Strange that it should be going through USB.</text:p>
      <text:p text:style-name="P1">- Tried USB2x and USB3 ports, but issue persisted after an hour of charging</text:p>
      <text:p text:style-name="P1">- Rpi does not power USB devices when not powered on.</text:p>
      <text:p text:style-name="P2">- Charging keeb directly w/ power brick. Charged to full (green).</text:p>
      <text:p text:style-name="P2">- <text:span text:style-name="T1">K</text:span>eyboard working w/ <text:span text:style-name="T1">Mac/IOS + Cable switched settings.</text:span></text:p>
      <text:p text:style-name="P2"/>
      <text:p text:style-name="P3">1 extra layer of figuring things out like how the case/pi fit together… with thermal pad.</text:p>
      <text:p text:style-name="P3">Stuck pad to aluminum case instead of to CPU as 1 side was sticky, and I wanted to keep CPU as clean as possible… Not sure if that’s a good idea or not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6:17:03.740452363</meta:creation-date>
    <dc:date>2022-11-17T16:21:28.911878298</dc:date>
    <meta:editing-duration>P5DT23H33M54S</meta:editing-duration>
    <meta:editing-cycles>1</meta:editing-cycles>
    <meta:document-statistic meta:table-count="0" meta:image-count="0" meta:object-count="0" meta:page-count="1" meta:paragraph-count="11" meta:word-count="143" meta:character-count="801" meta:non-whitespace-character-count="669"/>
    <meta:generator>LibreOffice/7.3.6.2$Linux_X86_64 LibreOffice_project/30$Build-2</meta:generator>
  </office:meta>
</office:document-meta>
</file>